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71e0b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acfd8" officeooo:paragraph-rsid="001acfd8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d120" officeooo:paragraph-rsid="0018d120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8d120" officeooo:paragraph-rsid="0018d120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1a091c"/>
    </style:style>
    <style:style style:name="P17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officeooo:rsid="000645a6" officeooo:paragraph-rsid="000a3588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officeooo:rsid="000b4c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1e0b"/>
    </style:style>
    <style:style style:name="T6" style:family="text">
      <style:text-properties officeooo:rsid="0018d120"/>
    </style:style>
    <style:style style:name="T7" style:family="text">
      <style:text-properties officeooo:rsid="001a091c"/>
    </style:style>
    <style:style style:name="T8" style:family="text">
      <style:text-properties officeooo:rsid="001acfd8"/>
    </style:style>
    <style:style style:name="T9" style:family="text">
      <style:text-properties officeooo:rsid="001afe44"/>
    </style:style>
    <style:style style:name="T10" style:family="text">
      <style:text-properties style:font-name="Open Sans" fo:font-size="10pt" style:text-underline-style="none" officeooo:rsid="001a091c" style:font-size-asian="10pt" style:font-size-complex="10pt"/>
    </style:style>
    <style:style style:name="T11" style:family="text">
      <style:text-properties style:font-name="Open Sans" fo:font-size="10pt" style:text-underline-style="none" officeooo:rsid="001afe44" style:font-size-asian="10pt" style:font-size-complex="10pt"/>
    </style:style>
    <style:style style:name="T12" style:family="text">
      <style:text-properties style:font-name="Open Sans" fo:font-size="10pt" style:text-underline-style="none" officeooo:rsid="001acfd8" style:font-size-asian="10pt" style:font-size-complex="10pt"/>
    </style:style>
    <style:style style:name="T13" style:family="text">
      <style:text-properties style:font-name="Open Sans" fo:font-size="10pt" style:text-underline-style="none" fo:font-weight="bold" officeooo:rsid="001a091c" style:font-size-asian="10pt" style:font-weight-asian="bold" style:font-size-complex="10pt" style:font-weight-complex="bold"/>
    </style:style>
    <style:style style:name="T14" style:family="text">
      <style:text-properties style:font-name="Open Sans" fo:font-size="10pt" style:text-underline-style="none" fo:font-weight="bold" officeooo:rsid="001afe44" style:font-size-asian="10pt" style:font-weight-asian="bold" style:font-size-complex="10pt" style:font-weight-complex="bold"/>
    </style:style>
    <style:style style:name="T15" style:family="text">
      <style:text-properties officeooo:rsid="000b286e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a3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5">Consulter les stocks</text:span></text:p>
      <text:p text:style-name="P1"/>
      <text:p text:style-name="P2">Acteur(s) : <text:s/><text:span text:style-name="T3">Directeurs / Managers / Pizzaïolos</text:span></text:p>
      <text:p text:style-name="P1"/>
      <text:p text:style-name="P1">Description : <text:span text:style-name="T5">L’utilisateur doit pouvoir consulter les stocks d’ingrédients afin de connaître le nombre et le type de pizzas restantes pouvant être réalisées</text:span></text:p>
      <text:p text:style-name="P1"/>
      <text:p text:style-name="P1">Auteur :</text:p>
      <text:p text:style-name="P1"/>
      <text:p text:style-name="P1">Date : <text:span text:style-name="T6">31/05/2020</text:span></text:p>
      <text:p text:style-name="P1"/>
      <text:p text:style-name="P1">Pré-conditions : <text:span text:style-name="T5">L’utilisateur doit être authentifié</text:span></text:p>
      <text:p text:style-name="P3"/>
      <text:p text:style-name="P1">Démarrage : <text:span text:style-name="T6">L’utilisateur clique sur « Consulter les stocks »</text:span></text:p>
      <text:p text:style-name="P1"/>
      <text:p text:style-name="P6">Scénario nominal :</text:p>
      <text:p text:style-name="P12">1. Le système affiche l’état d<text:span text:style-name="T7">u</text:span> stock <text:span text:style-name="T7">d’ingrédients et pour chaque recette de pizza enregistrée, combien peuvent-être réalisées avec l’état actuel</text:span></text:p>
      <text:p text:style-name="P14"/>
      <text:p text:style-name="P16"><text:span text:style-name="T10">2. L’utilisateur clique sur « C</text:span><text:span text:style-name="T11">ommander des articles</text:span><text:span text:style-name="T10"> ». Déclenchement du cas d’utilisation « </text:span><text:span text:style-name="T13">C</text:span><text:span text:style-name="T14">ommander des articles</text:span><text:span text:style-name="T13"> </text:span><text:span text:style-name="T10">». </text:span><text:span text:style-name="T12">Fin du scénario</text:span></text:p>
      <text:p text:style-name="P5"/>
      <text:p text:style-name="P6">Scénario <text:span text:style-name="T1">alternatif :</text:span></text:p>
      <text:p text:style-name="P11">2a. L’utilisateur quitte la page. Fin du scénario.</text:p>
      <text:p text:style-name="P10"/>
      <text:p text:style-name="P7">Scénario d’erreur :</text:p>
      <text:p text:style-name="P11">1a. L’état du stock est nul. Le système affiche un message d’erreur.</text:p>
      <text:p text:style-name="P8"/>
      <text:p text:style-name="P9">Fin :</text:p>
      <text:p text:style-name="P13">Scénario nominal : <text:span text:style-name="T8">L’utilisateur déclenche le cas d’utilisation « Mise à jour du stock »</text:span></text:p>
      <text:p text:style-name="P15"/>
      <text:p text:style-name="P17"><text:span text:style-name="T16">S</text:span><text:span text:style-name="T17">cénario alternatif : L’utilisateur quitte la pag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48M56S</meta:editing-duration>
    <meta:editing-cycles>20</meta:editing-cycles>
    <meta:generator>LibreOffice/6.3.1.2$Windows_X86_64 LibreOffice_project/b79626edf0065ac373bd1df5c28bd630b4424273</meta:generator>
    <dc:date>2020-06-01T20:44:16.586000000</dc:date>
    <meta:document-statistic meta:table-count="0" meta:image-count="0" meta:object-count="0" meta:page-count="1" meta:paragraph-count="18" meta:word-count="153" meta:character-count="974" meta:non-whitespace-character-count="837"/>
  </office:meta>
</office:document-meta>
</file>